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agraph-properties fo:text-align="center"/>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start" style:justify-single-word="false"/>
      <style:text-properties fo:color="#0066cc" fo:font-weight="normal" style:font-weight-asian="normal" style:font-weight-complex="normal"/>
    </style:style>
    <style:style style:name="T1" style:family="text">
      <style:text-properties fo:color="#0066cc"/>
    </style:style>
    <style:style style:name="gr1" style:family="graphic">
      <style:graphic-properties draw:stroke="dash" draw:stroke-dash="Fine_20_Dashed_20__28_var_29_"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Arrow" draw:marker-start-width="0.45cm"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trollers</text:p>
      <text:p text:style-name="P2"/>
      <text:p text:style-name="P2">Structure of Classes</text:p>
      <text:p text:style-name="P2"/>
      <text:p text:style-name="P2"/>
      <text:p text:style-name="P3"><text:tab/>Default Controllers</text:p>
      <text:p text:style-name="P2"><draw:line text:anchor-type="paragraph" draw:z-index="7" draw:style-name="gr1" draw:text-style-name="P4" svg:x1="0.517cm" svg:y1="-0.817cm" svg:x2="16.418cm" svg:y2="-0.817cm"><text:p/></draw:line></text:p>
      <text:p text:style-name="P2"><draw:rect text:anchor-type="paragraph" draw:z-index="3" draw:style-name="gr2" draw:text-style-name="P4" svg:width="4.181cm" svg:height="1.641cm" svg:x="6.496cm" svg:y="10.19cm"><text:p text:style-name="P4">IndexController</text:p></draw:rect><draw:rect text:anchor-type="paragraph" draw:z-index="0" draw:style-name="gr2" draw:text-style-name="P4" svg:width="4.181cm" svg:height="1.641cm" svg:x="6.443cm" svg:y="-0.684cm"><text:p text:style-name="P4">IndexController</text:p></draw:rect><draw:line text:anchor-type="paragraph" draw:z-index="6" draw:style-name="gr1" draw:text-style-name="P4" svg:x1="0.517cm" svg:y1="9.185cm" svg:x2="16.418cm" svg:y2="9.185cm"><text:p/></draw:line><draw:line text:anchor-type="paragraph" draw:z-index="9" draw:style-name="gr3" draw:text-style-name="P4" svg:x1="3.242cm" svg:y1="0.956cm" svg:x2="6.496cm" svg:y2="0.157cm"><text:p/></draw:line><draw:line text:anchor-type="paragraph" draw:z-index="10" draw:style-name="gr4" draw:text-style-name="P4" svg:x1="10.624cm" svg:y1="0.194cm" svg:x2="13.852cm" svg:y2="0.956cm"><text:p/></draw:line></text:p>
      <text:p text:style-name="P2"><draw:line text:anchor-type="paragraph" draw:z-index="12" draw:style-name="gr5" draw:text-style-name="P4" svg:x1="8.613cm" svg:y1="9.703cm" svg:x2="8.613cm" svg:y2="0.469cm"><text:p/></draw:line></text:p>
      <text:p text:style-name="P2"/>
      <text:p text:style-name="P2"><text:tab/></text:p>
      <text:p text:style-name="P2"><draw:rect text:anchor-type="paragraph" draw:z-index="1" draw:style-name="gr2" draw:text-style-name="P4" svg:width="4.181cm" svg:height="1.641cm" svg:x="1.263cm" svg:y="-0.991cm"><text:p text:style-name="P4">FormController</text:p></draw:rect><draw:rect text:anchor-type="paragraph" draw:z-index="2" draw:style-name="gr2" draw:text-style-name="P4" svg:width="4.181cm" svg:height="1.641cm" svg:x="11.624cm" svg:y="-0.991cm"><text:p text:style-name="P4">ListController</text:p></draw:rect></text:p>
      <text:p text:style-name="P2"/>
      <text:p text:style-name="P2"/>
      <text:p text:style-name="P2"/>
      <text:p text:style-name="P2"/>
      <text:p text:style-name="P2"><draw:rect text:anchor-type="paragraph" draw:z-index="13" draw:style-name="gr2" draw:text-style-name="P4" svg:width="4.181cm" svg:height="1.641cm" svg:x="0.12cm" svg:y="0.485cm"><text:p text:style-name="P4">FormHelper</text:p></draw:rect></text:p>
      <text:p text:style-name="P2"><draw:rect text:anchor-type="paragraph" draw:z-index="14" draw:style-name="gr2" draw:text-style-name="P4" svg:width="4.181cm" svg:height="1.641cm" svg:x="12.741cm" svg:y="0.078cm"><text:p text:style-name="P4">ListHelper</text:p></draw:rect></text:p>
      <text:p text:style-name="P2"/>
      <text:p text:style-name="P2"/>
      <text:p text:style-name="P2"/>
      <text:p text:style-name="P2"/>
      <text:p text:style-name="P2"/>
      <text:p text:style-name="P2"/>
      <text:p text:style-name="P2"/>
      <text:p text:style-name="P2"/>
      <text:p text:style-name="P3"><draw:line text:anchor-type="paragraph" draw:z-index="11" draw:style-name="gr4" draw:text-style-name="P4" svg:x1="10.677cm" svg:y1="2.12cm" svg:x2="13.799cm" svg:y2="3.014cm"><text:p/></draw:line><draw:line text:anchor-type="paragraph" draw:z-index="8" draw:style-name="gr3" draw:text-style-name="P4" svg:x1="3.374cm" svg:y1="3.014cm" svg:x2="6.496cm" svg:y2="2.157cm"><text:p/></draw:line><draw:rect text:anchor-type="paragraph" draw:z-index="4" draw:style-name="gr2" draw:text-style-name="P4" svg:width="4.181cm" svg:height="1.641cm" svg:x="1.316cm" svg:y="3.014cm"><text:p text:style-name="P4">FormController</text:p><text:p text:style-name="P4"/></draw:rect><draw:rect text:anchor-type="paragraph" draw:z-index="5" draw:style-name="gr2" draw:text-style-name="P4" svg:width="4.181cm" svg:height="1.641cm" svg:x="11.677cm" svg:y="3.014cm"><text:p text:style-name="P4">ListController</text:p></draw:rect><text:tab/>Project Controller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ince in the phprojekt we have 3 separated views and the Zend framwork use a different controller per each view we use the IndexController for make all the views.</text:p>
      <text:p text:style-name="P5"/>
      <text:p text:style-name="P5">So, the indexController have all the functions for draw the list and form views and the FormCotnroller and ListController are extensions of the IndexController.</text:p>
      <text:p text:style-name="P5"/>
      <text:p text:style-name="P5">For extend the controllers for all the modules, the IndexController of each module must be and extension of the Default IndexController, but we have the problem that the FormController and ListController of the module, can´t be an extension of 2 classes, so, we need a third class for make the job. For this is the FormHelper and ListHelper.</text:p>
      <text:p text:style-name="P5"/>
      <text:p text:style-name="P5"/>
      <text:p text:style-name="P5"/>
      <text:p text:style-name="P5">The Form and List Helpers make all the operations calling the Model class of the module.</text:p>
      <text:p text:style-name="P5"/>
      <text:p text:style-name="P5">So in the case of the default module, ListController process the action, then call the ListHelper, and this class use the Default/Model/Default.php for get the list parameters to show.</text:p>
      <text:p text:style-name="P5">And for the project module, the ListController process the action, then call the ListHelper, ans this class use the <text:s/>Project/Model/Project.php <text:s/>for get the list parameters to show.</text:p>
      <text:p text:style-name="P5"/>
      <text:p text:style-name="P5">The Default ListController have a function structure like this:</text:p>
      <text:p text:style-name="P6"><text:s text:c="4"/>public function addFilterAction()</text:p>
      <text:p text:style-name="P6"><text:s text:c="4"/>{</text:p>
      <text:p text:style-name="P6"><text:s text:c="8"/>$oListView = new Default_Helpers_ListView($this);</text:p>
      <text:p text:style-name="P6"><text:s text:c="8"/>$oListView-&gt;addFilterAction();</text:p>
      <text:p text:style-name="P6"><text:s text:c="4"/>}</text:p>
      <text:p text:style-name="P6"/>
      <text:p text:style-name="P5">The Project ListController have a function structure like this:</text:p>
      <text:p text:style-name="P6"><text:s text:c="4"/>public function addFilterAction()</text:p>
      <text:p text:style-name="P6"><text:s text:c="4"/>{</text:p>
      <text:p text:style-name="P6"><text:s text:c="8"/>$oListView = new Default_Helpers_ListView($this);</text:p>
      <text:p text:style-name="P6"><text:s text:c="8"/>$oListView-&gt;addFilterAction();</text:p>
      <text:p text:style-name="P6"><text:s text:c="4"/>}</text:p>
      <text:p text:style-name="P6"/>
      <text:p text:style-name="P5">Both will use the ListView Helper for do the job, if you want change the default operations for this action, just change the content of the function.</text:p>
      <text:p text:style-name="P5">The same for the Form actions.</text:p>
      <text:p text:style-name="P5"/>
      <text:p text:style-name="P5">Then of <text:s/>the Helper class call the specific function, there is called a function defined in the IndexController (generateOuput), this function make all the other views that are not render.</text:p>
      <text:p text:style-name="P5">For example:</text:p>
      <text:p text:style-name="P5"/>
      <text:p text:style-name="P5">If you call /Project/form/save</text:p>
      <text:p text:style-name="P5"/>
      <text:p text:style-name="P5">The Project/Controllers/FormController.php get the action save and call the /Phprojekt/FormView Helper.php.</text:p>
      <text:p text:style-name="P5">The FormView Helper get the action, and call the Project/Model/Project.php with the function save. (So the real save is done by the model of the module that is an extensions of the ActiveRecord).</text:p>
      <text:p text:style-name="P5">Then the <text:s/>FormViewHelper call the function generateOutput that will create the other views (tree view and list view).</text:p>
      <text:p text:style-name="P5">And then, the page is render.</text:p>
      <text:p text:style-name="P5"/>
      <text:p text:style-name="P5"/>
      <text:p text:style-name="P5">If you want to add some special view in some module, you only need to extend the IndexController of this module and redefine the function generateOuput adding the new view.</text:p>
      <text:p text:style-name="P5">(And of course is there are a new part of the template, you can change it in index.tpl)</text:p>
      <text:p text:style-name="P5"/>
      <text:p text:style-name="P5">The form view are dinamic too, the number of columns for show the form are 2 by default, but if you want a module with like example. 3 columns, you only need to change the var in the indexController of the module like this:</text:p>
      <text:p text:style-name="P5"/>
      <text:p text:style-name="P6">public $_formColumns <text:s/>= 3;</text:p>
      <text:p text:style-name="P5"/>
      <text:p text:style-name="P5"/>
      <text:p text:style-name="P5"/>
      <text:p text:style-name="P5"/>
      <text:p text:style-name="P2">Templates</text:p>
      <text:p text:style-name="P5"/>
      <text:p text:style-name="P2">Structures</text:p>
      <text:p text:style-name="P2"/>
      <text:p text:style-name="P2"/>
      <text:p text:style-name="P2"><draw:line text:anchor-type="paragraph" draw:z-index="18" draw:style-name="gr1" draw:text-style-name="P4" svg:x1="0.517cm" svg:y1="6.184cm" svg:x2="16.418cm" svg:y2="6.184cm"><text:p/></draw:line><draw:line text:anchor-type="paragraph" draw:z-index="19" draw:style-name="gr1" draw:text-style-name="P4" svg:x1="0.517cm" svg:y1="0.183cm" svg:x2="16.418cm" svg:y2="0.183cm"><text:p/></draw:line></text:p>
      <text:p text:style-name="P3"><text:tab/>Default</text:p>
      <text:p text:style-name="P2"><draw:rect text:anchor-type="paragraph" draw:z-index="15" draw:style-name="gr2" draw:text-style-name="P4" svg:width="4.181cm" svg:height="1.641cm" svg:x="8.962cm" svg:y="0.236cm"><text:p text:style-name="P4">index.tpl</text:p></draw:rect></text:p>
      <text:p text:style-name="P2"/>
      <text:p text:style-name="P2"/>
      <text:p text:style-name="P2"><draw:line text:anchor-type="paragraph" draw:z-index="26" draw:style-name="gr6" draw:text-style-name="P4" svg:x1="11.047cm" svg:y1="4.433cm" svg:x2="11.047cm" svg:y2="0.247cm"><text:p/></draw:line></text:p>
      <text:p text:style-name="P2"/>
      <text:p text:style-name="P2"><draw:rect text:anchor-type="paragraph" draw:z-index="16" draw:style-name="gr2" draw:text-style-name="P4" svg:width="4.181cm" svg:height="1.641cm" svg:x="1.263cm" svg:y="0.242cm"><text:p text:style-name="P4">tree.tpl</text:p></draw:rect><draw:rect text:anchor-type="paragraph" draw:z-index="17" draw:style-name="gr2" draw:text-style-name="P4" svg:width="4.181cm" svg:height="1.641cm" svg:x="11.624cm" svg:y="0.242cm"><text:p text:style-name="P4">form.tpl</text:p></draw:rect><draw:rect text:anchor-type="paragraph" draw:z-index="20" draw:style-name="gr2" draw:text-style-name="P4" svg:width="4.181cm" svg:height="1.641cm" svg:x="6.348cm" svg:y="0.242cm"><text:p text:style-name="P4">list.tpl</text:p></draw:rect></text:p>
      <text:p text:style-name="P2"/>
      <text:p text:style-name="P2"/>
      <text:p text:style-name="P2"><draw:line text:anchor-type="paragraph" draw:z-index="25" draw:style-name="gr7" draw:text-style-name="P4" svg:x1="3.321cm" svg:y1="0.422cm" svg:x2="3.321cm" svg:y2="4.216cm"><text:p/></draw:line><draw:line text:anchor-type="paragraph" draw:z-index="27" draw:style-name="gr7" draw:text-style-name="P4" svg:x1="8.481cm" svg:y1="0.422cm" svg:x2="8.481cm" svg:y2="4.216cm"><text:p/></draw:line><draw:line text:anchor-type="paragraph" draw:z-index="28" draw:style-name="gr7" draw:text-style-name="P4" svg:x1="13.72cm" svg:y1="0.422cm" svg:x2="13.72cm" svg:y2="4.216cm"><text:p/></draw:line></text:p>
      <text:p text:style-name="P2"/>
      <text:p text:style-name="P2"><draw:rect text:anchor-type="paragraph" draw:z-index="24" draw:style-name="gr2" draw:text-style-name="P4" svg:width="4.181cm" svg:height="1.641cm" svg:x="6.348cm" svg:y="3.242cm"><text:p text:style-name="P4">list.tpl</text:p></draw:rect><draw:rect text:anchor-type="paragraph" draw:z-index="23" draw:style-name="gr2" draw:text-style-name="P4" svg:width="4.181cm" svg:height="1.641cm" svg:x="11.624cm" svg:y="3.242cm"><text:p text:style-name="P4">form.tpl</text:p></draw:rect><draw:rect text:anchor-type="paragraph" draw:z-index="22" draw:style-name="gr2" draw:text-style-name="P4" svg:width="4.181cm" svg:height="1.641cm" svg:x="1.263cm" svg:y="3.242cm"><text:p text:style-name="P4">tree.tpl</text:p></draw:rect></text:p>
      <text:p text:style-name="P3"><text:tab/>Project</text:p>
      <text:p text:style-name="P2"><draw:rect text:anchor-type="paragraph" draw:z-index="21" draw:style-name="gr2" draw:text-style-name="P4" svg:width="4.181cm" svg:height="1.641cm" svg:x="9.015cm" svg:y="0.051cm"><text:p text:style-name="P4">index.tpl</text:p></draw:rect></text:p>
      <text:p text:style-name="P2"/>
      <text:p text:style-name="P2"/>
      <text:p text:style-name="P2"/>
      <text:p text:style-name="P2"/>
      <text:p text:style-name="P2"/>
      <text:p text:style-name="P2"/>
      <text:p text:style-name="P2"/>
      <text:p text:style-name="P2"/>
      <text:p text:style-name="P2"/>
      <text:p text:style-name="P5">The Default index.tpl have the structure of the site, and 3 vars, treeVie, formView and listView</text:p>
      <text:p text:style-name="P5">Each view contain the data of the other templates like:</text:p>
      <text:p text:style-name="P5">treeView <text:tab/>=&gt; tree.tpl</text:p>
      <text:p text:style-name="P5">formView <text:tab/>=&gt; form.tpl</text:p>
      <text:p text:style-name="P5">listView <text:tab/>=&gt; list.tpl</text:p>
      <text:p text:style-name="P5"/>
      <text:p text:style-name="P5">The Helpers run <text:s/>the model object for get the data for show, and render the view using the IndexController.</text:p>
      <text:p text:style-name="P5"/>
      <text:p text:style-name="P5">The templates of the modules have the same structure, and if you want to use the same template, just put for example in the list.tpl:</text:p>
      <text:p text:style-name="P5"><text:span text:style-name="T1">{include file="../../../Default/Views/scripts/list.tpl"}</text:span></text:p>
      <text:p text:style-name="P5">So you will use the same list.tpl as the Default module.</text:p>
      <text:p text:style-name="P5">If you want to change the form view for a module, just make other list.tpl.</text:p>
      <text:p text:style-name="P5"/>
      <text:p text:style-name="P5">The same for the form template.</text:p>
      <text:p text:style-name="P5">And if you want to get other structure for the moduel, just change the index.tpl, if not, use the default:</text:p>
      <text:p text:style-name="P6">{include file="../../../Default/Views/scripts/index.tp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draw:marker draw:name="Arrow" svg:viewBox="0 0 20 30" svg:d="m10 0-10 30h20z"/>
    <draw:marker draw:name="Square_20_45" draw:display-name="Square 45" svg:viewBox="0 0 1131 1131" svg:d="m0 564 564 567 567-567-567-564z"/>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Gustavo Solt</meta:initial-creator>
    <meta:creation-date>2007-07-23T10:06:05</meta:creation-date>
    <dc:creator>Gustavo Solt</dc:creator>
    <dc:date>2007-07-23T14:20:19</dc:date>
    <dc:language>en-US</dc:language>
    <meta:editing-cycles>9</meta:editing-cycles>
    <meta:editing-duration>PT4H12M21S</meta:editing-duration>
    <meta:user-defined meta:name="Info 1"/>
    <meta:user-defined meta:name="Info 2"/>
    <meta:user-defined meta:name="Info 3"/>
    <meta:user-defined meta:name="Info 4"/>
    <meta:document-statistic meta:table-count="0" meta:image-count="0" meta:object-count="0" meta:page-count="3" meta:paragraph-count="53" meta:word-count="619" meta:character-count="3832"/>
  </office:meta>
</office:document-meta>
</file>